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onMessages.msgCannotReadFromFil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Messages.str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Messages.strWar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Messages.msgBadPort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Messages.st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Messages.strFat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Messages.msgFileNotFound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Messages.msgCannotWriteToFil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